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4625in" style:use-optimal-column-width="false"/>
    </style:style>
    <style:style style:name="TableColumn3" style:family="table-column">
      <style:table-column-properties style:column-width="3.4625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font-weight="bold" style:font-weight-asian="bold" fo:color="#000000"/>
    </style:style>
    <style:style style:name="P7" style:parent-style-name="TableContents" style:family="paragraph">
      <style:paragraph-properties fo:text-align="center"/>
      <style:text-properties fo:font-weight="bold" style:font-weight-asian="bold" fo:color="#000000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>
        <style:tab-stops>
          <style:tab-stop style:type="left" style:position="1.3416in"/>
        </style:tab-stops>
      </style:paragraph-properties>
      <style:text-properties fo:font-weight="bold" style:font-weight-asian="bold"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color="#000000"/>
    </style:style>
    <style:style style:name="P13" style:parent-style-name="TableContents" style:family="paragraph">
      <style:text-properties fo:color="#000000"/>
    </style:style>
    <style:style style:name="P14" style:parent-style-name="TableContents" style:family="paragraph">
      <style:paragraph-properties fo:text-align="start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color="#000000"/>
    </style:style>
    <style:style style:name="P18" style:parent-style-name="TableContents" style:family="paragraph">
      <style:text-properties fo:color="#000000"/>
    </style:style>
    <style:style style:name="P19" style:parent-style-name="TableContents" style:family="paragraph">
      <style:paragraph-properties fo:text-align="start"/>
    </style:style>
    <style:style style:name="P20" style:parent-style-name="TableContents" style:family="paragraph">
      <style:text-properties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P24" style:parent-style-name="TableContents" style:family="paragraph">
      <style:text-properties fo:color="#000000"/>
    </style:style>
    <style:style style:name="P25" style:parent-style-name="TableContents" style:family="paragraph">
      <style:paragraph-properties fo:text-align="start"/>
    </style:style>
    <style:style style:name="P26" style:parent-style-name="TableContents" style:family="paragraph">
      <style:text-properties fo:color="#000000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/>
    </style:style>
    <style:style style:name="P29" style:parent-style-name="TableContents" style:family="paragraph">
      <style:text-properties fo:color="#000000"/>
    </style:style>
    <style:style style:name="P30" style:parent-style-name="TableContents" style:family="paragraph">
      <style:paragraph-properties fo:text-align="start"/>
    </style:style>
    <style:style style:name="P31" style:parent-style-name="TableContents" style:family="paragraph">
      <style:text-properties fo:color="#000000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P35" style:parent-style-name="TableContents" style:family="paragraph">
      <style:text-properties fo:color="#000000"/>
    </style:style>
    <style:style style:name="P36" style:parent-style-name="TableContents" style:family="paragraph">
      <style:paragraph-properties fo:text-align="start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P40" style:parent-style-name="TableContents" style:family="paragraph">
      <style:text-properties fo:color="#000000"/>
    </style:style>
    <style:style style:name="P41" style:parent-style-name="TableContents" style:family="paragraph">
      <style:paragraph-properties fo:text-align="start"/>
    </style:style>
    <style:style style:name="P42" style:parent-style-name="TableContents" style:family="paragraph"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/>
    </style:style>
    <style:style style:name="P46" style:parent-style-name="TableContents" style:family="paragraph">
      <style:text-properties fo:color="#000000"/>
    </style:style>
    <style:style style:name="P47" style:parent-style-name="TableContents" style:family="paragraph">
      <style:paragraph-properties fo:text-align="start"/>
    </style:style>
    <style:style style:name="P48" style:parent-style-name="TableContents" style:family="paragraph">
      <style:text-properties fo:color="#000000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color="#000000"/>
    </style:style>
    <style:style style:name="P52" style:parent-style-name="TableContents" style:family="paragraph">
      <style:paragraph-properties fo:text-align="start"/>
    </style:style>
    <style:style style:name="P53" style:parent-style-name="TableContents" style:family="paragraph">
      <style:text-properties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color="#000000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paragraph-properties fo:text-align="start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color="#000000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tatistical averages</text:p>
            <text:p text:style-name="P7">(stationary random process)</text:p>
          </table:table-cell>
          <table:table-cell table:style-name="TableCell8">
            <text:p text:style-name="P9">Temporal averages</text:p>
          </table:table-cell>
        </table:table-row>
        <table:table-row table:style-name="TableRow10">
          <table:table-cell table:style-name="TableCell11">
            <text:p text:style-name="P12">Average value:</text:p>
            <text:p text:style-name="P13"/>
            <text:p text:style-name="P14"><draw:frame draw:style-name="a0" text:anchor-type="as-char" svg:x="0in" svg:y="0in" svg:width="1.34167in" svg:height="0.43333in" style:rel-width="scale" style:rel-height="scale"><draw:object xlink:href="Object 1/" xlink:type="simple" xlink:show="embed" xlink:actuate="onLoad"/></draw:frame></text:p>
            <text:p text:style-name="P15"/>
          </table:table-cell>
          <table:table-cell table:style-name="TableCell16">
            <text:p text:style-name="P17">Average value:</text:p>
            <text:p text:style-name="P18"/>
            <text:p text:style-name="P19"><draw:frame draw:style-name="a1" text:anchor-type="as-char" svg:x="0in" svg:y="0in" svg:width="3.55in" svg:height="0.29167in" style:rel-width="scale" style:rel-height="scale"><draw:object xlink:href="Object 2/" xlink:type="simple" xlink:show="embed" xlink:actuate="onLoad"/></draw:frame></text:p>
            <text:p text:style-name="P20"/>
          </table:table-cell>
        </table:table-row>
        <table:table-row table:style-name="TableRow21">
          <table:table-cell table:style-name="TableCell22">
            <text:p text:style-name="P23">Average squared value:</text:p>
            <text:p text:style-name="P24"/>
            <text:p text:style-name="P25"><draw:frame draw:style-name="a2" text:anchor-type="as-char" svg:x="0in" svg:y="0in" svg:width="1.5in" svg:height="0.43333in" style:rel-width="scale" style:rel-height="scale"><draw:object xlink:href="Object 3/" xlink:type="simple" xlink:show="embed" xlink:actuate="onLoad"/></draw:frame></text:p>
            <text:p text:style-name="P26"/>
          </table:table-cell>
          <table:table-cell table:style-name="TableCell27">
            <text:p text:style-name="P28">Average squared value:</text:p>
            <text:p text:style-name="P29"/>
            <text:p text:style-name="P30"><draw:frame draw:style-name="a3" text:anchor-type="as-char" svg:x="0in" svg:y="0in" svg:width="1.5in" svg:height="0.43333in" style:rel-width="scale" style:rel-height="scale"><draw:object xlink:href="Object 4/" xlink:type="simple" xlink:show="embed" xlink:actuate="onLoad"/></draw:frame></text:p>
            <text:p text:style-name="P31"/>
          </table:table-cell>
        </table:table-row>
        <table:table-row table:style-name="TableRow32">
          <table:table-cell table:style-name="TableCell33">
            <text:p text:style-name="P34">Variance:</text:p>
            <text:p text:style-name="P35"/>
            <text:p text:style-name="P36"><draw:frame draw:style-name="a4" text:anchor-type="as-char" svg:x="0in" svg:y="0in" svg:width="1.94167in" svg:height="0.43333in" style:rel-width="scale" style:rel-height="scale"><draw:object xlink:href="Object 5/" xlink:type="simple" xlink:show="embed" xlink:actuate="onLoad"/></draw:frame></text:p>
            <text:p text:style-name="P37"/>
          </table:table-cell>
          <table:table-cell table:style-name="TableCell38">
            <text:p text:style-name="P39">Variance:</text:p>
            <text:p text:style-name="P40"/>
            <text:p text:style-name="P41"><draw:frame draw:style-name="a5" text:anchor-type="as-char" svg:x="0in" svg:y="0in" svg:width="1.94167in" svg:height="0.43333in" style:rel-width="scale" style:rel-height="scale"><draw:object xlink:href="Object 6/" xlink:type="simple" xlink:show="embed" xlink:actuate="onLoad"/></draw:frame></text:p>
            <text:p text:style-name="P42"/>
          </table:table-cell>
        </table:table-row>
        <table:table-row table:style-name="TableRow43">
          <table:table-cell table:style-name="TableCell44">
            <text:p text:style-name="P45">Autocorrelation function:</text:p>
            <text:p text:style-name="P46"/>
            <text:p text:style-name="P47"><draw:frame draw:style-name="a6" text:anchor-type="as-char" svg:x="0in" svg:y="0in" svg:width="2.40833in" svg:height="0.68333in" style:rel-width="scale" style:rel-height="scale"><draw:object xlink:href="Object 7/" xlink:type="simple" xlink:show="embed" xlink:actuate="onLoad"/></draw:frame></text:p>
            <text:p text:style-name="P48"/>
          </table:table-cell>
          <table:table-cell table:style-name="TableCell49">
            <text:p text:style-name="P50">Autocorrelation function:</text:p>
            <text:p text:style-name="P51"/>
            <text:p text:style-name="P52"><draw:frame draw:style-name="a7" text:anchor-type="as-char" svg:x="0in" svg:y="0in" svg:width="2.40833in" svg:height="0.68333in" style:rel-width="scale" style:rel-height="scale"><draw:object xlink:href="Object 8/" xlink:type="simple" xlink:show="embed" xlink:actuate="onLoad"/></draw:frame></text:p>
            <text:p text:style-name="P53"/>
          </table:table-cell>
        </table:table-row>
        <table:table-row table:style-name="TableRow54">
          <table:table-cell table:style-name="TableCell55">
            <text:p text:style-name="P56">Cross-correlation function:</text:p>
            <text:p text:style-name="P57"/>
            <text:p text:style-name="P58"><draw:frame draw:style-name="a8" text:anchor-type="as-char" svg:x="0in" svg:y="0in" svg:width="2.49167in" svg:height="0.68333in" style:rel-width="scale" style:rel-height="scale"><draw:object xlink:href="Object 9/" xlink:type="simple" xlink:show="embed" xlink:actuate="onLoad"/></draw:frame></text:p>
          </table:table-cell>
          <table:table-cell table:style-name="TableCell59">
            <text:p text:style-name="P6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eju, Nicolae</dc:creator>
    <meta:creation-date>2019-10-15T09:19:00Z</meta:creation-date>
    <dc:date>2019-10-30T20:45:00Z</dc:date>
    <meta:template xlink:href="Normal.dotm" xlink:type="simple"/>
    <meta:editing-cycles>15</meta:editing-cycles>
    <meta:editing-duration>PT0S</meta:editing-duration>
    <meta:document-statistic meta:page-count="1" meta:paragraph-count="1" meta:word-count="117" meta:character-count="786" meta:row-count="5" meta:non-whitespace-character-count="670"/>
  </office:meta>
</office:document-meta>
</file>

<file path=Object 1/content.xml><?xml version="1.0" encoding="utf-8"?>
<mml:math xmlns:mml="http://www.w3.org/1998/Math/MathML" xmlns:m="http://schemas.openxmlformats.org/officeDocument/2006/math">
  <mml:mover accent="true">
    <mml:mrow>
      <mml:mi>x</mml:mi>
    </mml:mrow>
    <mml:mo>-</mml:mo>
  </mml:mover>
  <mml:mo>=</mml:mo>
  <mml:mrow>
    <mml:msubsup>
      <mml:mo stretchy="false">∫</mml:mo>
      <mml:mrow>
        <mml:mo>-</mml:mo>
        <mml:mi mathvariant="normal">∞</mml:mi>
      </mml:mrow>
      <mml:mrow>
        <mml:mi mathvariant="normal">∞</mml:mi>
      </mml:mrow>
    </mml:msubsup>
    <mml:mrow>
      <mml:mi>x</mml:mi>
      <mml:mo>⋅</mml:mo>
      <mml:mi>w</mml:mi>
      <mml:mo>(</mml:mo>
      <mml:mi>x</mml:mi>
      <mml:mo>)</mml:mo>
      <mml:mi>d</mml:mi>
      <mml:mi>x</mml:mi>
    </mml:mrow>
  </mml:mrow>
</mml:math>
</file>

<file path=Object 2/content.xml><?xml version="1.0" encoding="utf-8"?>
<mml:math xmlns:mml="http://www.w3.org/1998/Math/MathML" xmlns:m="http://schemas.openxmlformats.org/officeDocument/2006/math">
  <mml:mi mathvariant="normal">x</mml:mi>
  <mml:mi mathvariant="normal"> </mml:mi>
  <mml:mo>̅</mml:mo>
  <mml:mo>=</mml:mo>
  <mml:mrow>
    <mml:mrow>
      <mml:munder>
        <mml:mrow>
          <mml:mi mathvariant="normal">lim</mml:mi>
        </mml:mrow>
        <mml:mrow>
          <mml:mi>T</mml:mi>
        </mml:mrow>
      </mml:munder>
    </mml:mrow>
    <mml:mo>⁡</mml:mo>
    <mml:mrow/>
  </mml:mrow>
  <mml:mo>_</mml:mo>
  <mml:mo>{</mml:mo>
  <mml:mi mathvariant="normal">T</mml:mi>
  <mml:mi> </mml:mi>
  <mml:mo>→</mml:mo>
  <mml:mi mathvariant="normal">∞</mml:mi>
  <mml:mo>}</mml:mo>
  <mml:mo>∫</mml:mo>
  <mml:mo>_</mml:mo>
  <mml:mo>(</mml:mo>
  <mml:mo>-</mml:mo>
  <mml:mi mathvariant="normal">∞</mml:mi>
  <mml:mo>)</mml:mo>
  <mml:mo>^</mml:mo>
  <mml:mi mathvariant="normal">∞</mml:mi>
  <mml:mo>▒</mml:mo>
  <mml:mo>〖</mml:mo>
  <mml:mi>x</mml:mi>
  <mml:mo>⋅</mml:mo>
  <mml:mi>w</mml:mi>
  <mml:mo>(</mml:mo>
  <mml:mi mathvariant="normal">x</mml:mi>
  <mml:mo>)</mml:mo>
  <mml:mi mathvariant="normal">d</mml:mi>
  <mml:mi mathvariant="normal">x</mml:mi>
  <mml:mo>〗</mml:mo>
</mml:math>
</file>

<file path=Object 3/content.xml><?xml version="1.0" encoding="utf-8"?>
<mml:math xmlns:mml="http://www.w3.org/1998/Math/MathML" xmlns:m="http://schemas.openxmlformats.org/officeDocument/2006/math">
  <mml:mover accent="true">
    <mml:mrow>
      <mml:msup>
        <mml:mrow>
          <mml:mi>x</mml:mi>
        </mml:mrow>
        <mml:mrow>
          <mml:mn>2</mml:mn>
        </mml:mrow>
      </mml:msup>
    </mml:mrow>
    <mml:mo>-</mml:mo>
  </mml:mover>
  <mml:mo>=</mml:mo>
  <mml:mrow>
    <mml:msubsup>
      <mml:mo stretchy="false">∫</mml:mo>
      <mml:mrow>
        <mml:mo>-</mml:mo>
        <mml:mi mathvariant="normal">∞</mml:mi>
      </mml:mrow>
      <mml:mrow>
        <mml:mi mathvariant="normal">∞</mml:mi>
      </mml:mrow>
    </mml:msubsup>
    <mml:mrow>
      <mml:msup>
        <mml:mrow>
          <mml:mi>x</mml:mi>
        </mml:mrow>
        <mml:mrow>
          <mml:mn>2</mml:mn>
        </mml:mrow>
      </mml:msup>
      <mml:mo>⋅</mml:mo>
      <mml:mi>w</mml:mi>
      <mml:mo>(</mml:mo>
      <mml:mi>x</mml:mi>
      <mml:mo>)</mml:mo>
      <mml:mi>d</mml:mi>
      <mml:mi>x</mml:mi>
    </mml:mrow>
  </mml:mrow>
</mml:math>
</file>

<file path=Object 4/content.xml><?xml version="1.0" encoding="utf-8"?>
<mml:math xmlns:mml="http://www.w3.org/1998/Math/MathML" xmlns:m="http://schemas.openxmlformats.org/officeDocument/2006/math">
  <mml:mover accent="true">
    <mml:mrow>
      <mml:msup>
        <mml:mrow>
          <mml:mi>x</mml:mi>
        </mml:mrow>
        <mml:mrow>
          <mml:mn>2</mml:mn>
        </mml:mrow>
      </mml:msup>
    </mml:mrow>
    <mml:mo>-</mml:mo>
  </mml:mover>
  <mml:mo>=</mml:mo>
  <mml:mrow>
    <mml:msubsup>
      <mml:mo stretchy="false">∫</mml:mo>
      <mml:mrow>
        <mml:mo>-</mml:mo>
        <mml:mi mathvariant="normal">∞</mml:mi>
      </mml:mrow>
      <mml:mrow>
        <mml:mi mathvariant="normal">∞</mml:mi>
      </mml:mrow>
    </mml:msubsup>
    <mml:mrow>
      <mml:msup>
        <mml:mrow>
          <mml:mi>x</mml:mi>
        </mml:mrow>
        <mml:mrow>
          <mml:mn>2</mml:mn>
        </mml:mrow>
      </mml:msup>
      <mml:mo>⋅</mml:mo>
      <mml:mi>w</mml:mi>
      <mml:mo>(</mml:mo>
      <mml:mi>x</mml:mi>
      <mml:mo>)</mml:mo>
      <mml:mi>d</mml:mi>
      <mml:mi>x</mml:mi>
    </mml:mrow>
  </mml:mrow>
</mml:math>
</file>

<file path=Object 5/content.xml><?xml version="1.0" encoding="utf-8"?>
<mml:math xmlns:mml="http://www.w3.org/1998/Math/MathML" xmlns:m="http://schemas.openxmlformats.org/officeDocument/2006/math">
  <mml:msup>
    <mml:mrow>
      <mml:mi>σ</mml:mi>
    </mml:mrow>
    <mml:mrow>
      <mml:mn>2</mml:mn>
    </mml:mrow>
  </mml:msup>
  <mml:mo>=</mml:mo>
  <mml:mrow>
    <mml:msubsup>
      <mml:mo stretchy="false">∫</mml:mo>
      <mml:mrow>
        <mml:mo>-</mml:mo>
        <mml:mi mathvariant="normal">∞</mml:mi>
      </mml:mrow>
      <mml:mrow>
        <mml:mi mathvariant="normal">∞</mml:mi>
      </mml:mrow>
    </mml:msubsup>
    <mml:mrow>
      <mml:msup>
        <mml:mrow>
          <mml:mo>(</mml:mo>
          <mml:mi>x</mml:mi>
          <mml:mo>-</mml:mo>
          <mml:mover accent="true">
            <mml:mrow>
              <mml:mi>x</mml:mi>
            </mml:mrow>
            <mml:mo>-</mml:mo>
          </mml:mover>
          <mml:mo>)</mml:mo>
        </mml:mrow>
        <mml:mrow>
          <mml:mn>2</mml:mn>
        </mml:mrow>
      </mml:msup>
      <mml:mo>⋅</mml:mo>
      <mml:mi>w</mml:mi>
      <mml:mo>(</mml:mo>
      <mml:mi>x</mml:mi>
      <mml:mo>)</mml:mo>
      <mml:mi>d</mml:mi>
      <mml:mi>x</mml:mi>
    </mml:mrow>
  </mml:mrow>
</mml:math>
</file>

<file path=Object 6/content.xml><?xml version="1.0" encoding="utf-8"?>
<mml:math xmlns:mml="http://www.w3.org/1998/Math/MathML" xmlns:m="http://schemas.openxmlformats.org/officeDocument/2006/math">
  <mml:msup>
    <mml:mrow>
      <mml:mi>σ</mml:mi>
    </mml:mrow>
    <mml:mrow>
      <mml:mn>2</mml:mn>
    </mml:mrow>
  </mml:msup>
  <mml:mo>=</mml:mo>
  <mml:mrow>
    <mml:msubsup>
      <mml:mo stretchy="false">∫</mml:mo>
      <mml:mrow>
        <mml:mo>-</mml:mo>
        <mml:mi mathvariant="normal">∞</mml:mi>
      </mml:mrow>
      <mml:mrow>
        <mml:mi mathvariant="normal">∞</mml:mi>
      </mml:mrow>
    </mml:msubsup>
    <mml:mrow>
      <mml:msup>
        <mml:mrow>
          <mml:mo>(</mml:mo>
          <mml:mi>x</mml:mi>
          <mml:mo>-</mml:mo>
          <mml:mover accent="true">
            <mml:mrow>
              <mml:mi>x</mml:mi>
            </mml:mrow>
            <mml:mo>-</mml:mo>
          </mml:mover>
          <mml:mo>)</mml:mo>
        </mml:mrow>
        <mml:mrow>
          <mml:mn>2</mml:mn>
        </mml:mrow>
      </mml:msup>
      <mml:mo>⋅</mml:mo>
      <mml:mi>w</mml:mi>
      <mml:mo>(</mml:mo>
      <mml:mi>x</mml:mi>
      <mml:mo>)</mml:mo>
      <mml:mi>d</mml:mi>
      <mml:mi>x</mml:mi>
    </mml:mrow>
  </mml:mrow>
</mml:math>
</file>

<file path=Object 7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R</mml:mi>
            </mml:mrow>
            <mml:mrow>
              <mml:mi>f</mml:mi>
              <mml:mi>f</mml:mi>
            </mml:mrow>
          </mml:msub>
          <mml:mo>(</mml:mo>
          <mml:mi>τ</mml:mi>
          <mml:mo>)</mml:mo>
          <mml:mo>=</mml:mo>
          <mml:mover accent="true">
            <mml:mrow>
              <mml:mi>f</mml:mi>
              <mml:mo>(</mml:mo>
              <mml:mi>t</mml:mi>
              <mml:mo>)</mml:mo>
              <mml:mi>f</mml:mi>
              <mml:mo>(</mml:mo>
              <mml:mi>t</mml:mi>
              <mml:mo>+</mml:mo>
              <mml:mi>τ</mml:mi>
              <mml:mo>)</mml:mo>
            </mml:mrow>
            <mml:mo>-</mml:mo>
          </mml:mover>
          <mml:mtext>=</mml:mtext>
        </mml:mrow>
      </mml:mtd>
    </mml:mtr>
    <mml:mtr>
      <mml:mtd>
        <mml:mrow>
          <mml:maligngroup/>
          <mml:mtext>=</mml:mtext>
          <mml:mrow>
            <mml:msubsup>
              <mml:mo stretchy="false">∫</mml:mo>
              <mml:mrow>
                <mml:mo>-</mml:mo>
                <mml:mi mathvariant="normal">∞</mml:mi>
              </mml:mrow>
              <mml:mrow>
                <mml:mi mathvariant="normal">∞</mml:mi>
              </mml:mrow>
            </mml:msubsup>
            <mml:mrow>
              <mml:mrow>
                <mml:msubsup>
                  <mml:mo stretchy="false">∫</mml:mo>
                  <mml:mrow>
                    <mml:mo>-</mml:mo>
                    <mml:mi mathvariant="normal">∞</mml:mi>
                  </mml:mrow>
                  <mml:mrow>
                    <mml:mi mathvariant="normal">∞</mml:mi>
                  </mml:mrow>
                </mml:msubsup>
                <mml:mrow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sub>
                    <mml:mrow>
                      <mml:mi>x</mml:mi>
                    </mml:mrow>
                    <mml:mrow>
                      <mml:mn>2</mml:mn>
                    </mml:mrow>
                  </mml:msub>
                  <mml:mo>⋅</mml:mo>
                  <mml:mi>w</mml:mi>
                  <mml:mo>(</mml:mo>
                  <mml:msub>
                    <mml:mrow>
                      <mml:mi>x</mml:mi>
                    </mml:mrow>
                    <mml:mrow>
                      <mml:mn>1</mml:mn>
                      <mml:mo>,</mml:mo>
                    </mml:mrow>
                  </mml:msub>
                  <mml:msub>
                    <mml:mrow>
                      <mml:mi>x</mml:mi>
                    </mml:mrow>
                    <mml:mrow>
                      <mml:mn>2</mml:mn>
                    </mml:mrow>
                  </mml:msub>
                  <mml:mo>;</mml:mo>
                  <mml:mi>τ</mml:mi>
                  <mml:mo>)</mml:mo>
                  <mml:msub>
                    <mml:mrow>
                      <mml:mi>d</mml:mi>
                      <mml:mi>x</mml:mi>
                    </mml:mrow>
                    <mml:mrow>
                      <mml:mn>1</mml:mn>
                    </mml:mrow>
                  </mml:msub>
                  <mml:msub>
                    <mml:mrow>
                      <mml:mi>d</mml:mi>
                      <mml:mi>x</mml:mi>
                    </mml:mrow>
                    <mml:mrow>
                      <mml:mn>2</mml:mn>
                    </mml:mrow>
                  </mml:msub>
                </mml:mrow>
              </mml:mrow>
            </mml:mrow>
          </mml:mrow>
        </mml:mrow>
      </mml:mtd>
    </mml:mtr>
  </mml:mtable>
</mml:math>
</file>

<file path=Object 8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R</mml:mi>
            </mml:mrow>
            <mml:mrow>
              <mml:mi>f</mml:mi>
              <mml:mi>f</mml:mi>
            </mml:mrow>
          </mml:msub>
          <mml:mo>(</mml:mo>
          <mml:mi>τ</mml:mi>
          <mml:mo>)</mml:mo>
          <mml:mo>=</mml:mo>
          <mml:mover accent="true">
            <mml:mrow>
              <mml:mi>f</mml:mi>
              <mml:mo>(</mml:mo>
              <mml:mi>t</mml:mi>
              <mml:mo>)</mml:mo>
              <mml:mi>f</mml:mi>
              <mml:mo>(</mml:mo>
              <mml:mi>t</mml:mi>
              <mml:mo>+</mml:mo>
              <mml:mi>τ</mml:mi>
              <mml:mo>)</mml:mo>
            </mml:mrow>
            <mml:mo>-</mml:mo>
          </mml:mover>
          <mml:mtext>=</mml:mtext>
        </mml:mrow>
      </mml:mtd>
    </mml:mtr>
    <mml:mtr>
      <mml:mtd>
        <mml:mrow>
          <mml:maligngroup/>
          <mml:mtext>=</mml:mtext>
          <mml:mrow>
            <mml:msubsup>
              <mml:mo stretchy="false">∫</mml:mo>
              <mml:mrow>
                <mml:mo>-</mml:mo>
                <mml:mi mathvariant="normal">∞</mml:mi>
              </mml:mrow>
              <mml:mrow>
                <mml:mi mathvariant="normal">∞</mml:mi>
              </mml:mrow>
            </mml:msubsup>
            <mml:mrow>
              <mml:mrow>
                <mml:msubsup>
                  <mml:mo stretchy="false">∫</mml:mo>
                  <mml:mrow>
                    <mml:mo>-</mml:mo>
                    <mml:mi mathvariant="normal">∞</mml:mi>
                  </mml:mrow>
                  <mml:mrow>
                    <mml:mi mathvariant="normal">∞</mml:mi>
                  </mml:mrow>
                </mml:msubsup>
                <mml:mrow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sub>
                    <mml:mrow>
                      <mml:mi>x</mml:mi>
                    </mml:mrow>
                    <mml:mrow>
                      <mml:mn>2</mml:mn>
                    </mml:mrow>
                  </mml:msub>
                  <mml:mo>⋅</mml:mo>
                  <mml:mi>w</mml:mi>
                  <mml:mo>(</mml:mo>
                  <mml:msub>
                    <mml:mrow>
                      <mml:mi>x</mml:mi>
                    </mml:mrow>
                    <mml:mrow>
                      <mml:mn>1</mml:mn>
                      <mml:mo>,</mml:mo>
                    </mml:mrow>
                  </mml:msub>
                  <mml:msub>
                    <mml:mrow>
                      <mml:mi>x</mml:mi>
                    </mml:mrow>
                    <mml:mrow>
                      <mml:mn>2</mml:mn>
                    </mml:mrow>
                  </mml:msub>
                  <mml:mo>;</mml:mo>
                  <mml:mi>τ</mml:mi>
                  <mml:mo>)</mml:mo>
                  <mml:msub>
                    <mml:mrow>
                      <mml:mi>d</mml:mi>
                      <mml:mi>x</mml:mi>
                    </mml:mrow>
                    <mml:mrow>
                      <mml:mn>1</mml:mn>
                    </mml:mrow>
                  </mml:msub>
                  <mml:msub>
                    <mml:mrow>
                      <mml:mi>d</mml:mi>
                      <mml:mi>x</mml:mi>
                    </mml:mrow>
                    <mml:mrow>
                      <mml:mn>2</mml:mn>
                    </mml:mrow>
                  </mml:msub>
                </mml:mrow>
              </mml:mrow>
            </mml:mrow>
          </mml:mrow>
        </mml:mrow>
      </mml:mtd>
    </mml:mtr>
  </mml:mtable>
</mml:math>
</file>

<file path=Object 9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R</mml:mi>
            </mml:mrow>
            <mml:mrow>
              <mml:mi>f</mml:mi>
              <mml:mi>g</mml:mi>
            </mml:mrow>
          </mml:msub>
          <mml:mo>(</mml:mo>
          <mml:mi>τ</mml:mi>
          <mml:mo>)</mml:mo>
          <mml:mo>=</mml:mo>
          <mml:mover accent="true">
            <mml:mrow>
              <mml:mi>f</mml:mi>
              <mml:mo>(</mml:mo>
              <mml:mi>t</mml:mi>
              <mml:mo>)</mml:mo>
              <mml:mi>g</mml:mi>
              <mml:mo>(</mml:mo>
              <mml:mi>t</mml:mi>
              <mml:mo>+</mml:mo>
              <mml:mi>τ</mml:mi>
              <mml:mo>)</mml:mo>
            </mml:mrow>
            <mml:mo>-</mml:mo>
          </mml:mover>
          <mml:mtext>=</mml:mtext>
        </mml:mrow>
      </mml:mtd>
    </mml:mtr>
    <mml:mtr>
      <mml:mtd>
        <mml:mrow>
          <mml:maligngroup/>
          <mml:mtext>=</mml:mtext>
          <mml:mrow>
            <mml:msubsup>
              <mml:mo stretchy="false">∫</mml:mo>
              <mml:mrow>
                <mml:mo>-</mml:mo>
                <mml:mi mathvariant="normal">∞</mml:mi>
              </mml:mrow>
              <mml:mrow>
                <mml:mi mathvariant="normal">∞</mml:mi>
              </mml:mrow>
            </mml:msubsup>
            <mml:mrow>
              <mml:mrow>
                <mml:msubsup>
                  <mml:mo stretchy="false">∫</mml:mo>
                  <mml:mrow>
                    <mml:mo>-</mml:mo>
                    <mml:mi mathvariant="normal">∞</mml:mi>
                  </mml:mrow>
                  <mml:mrow>
                    <mml:mi mathvariant="normal">∞</mml:mi>
                  </mml:mrow>
                </mml:msubsup>
                <mml:mrow/>
              </mml:mrow>
              <mml:msub>
                <mml:mrow>
                  <mml:mi>x</mml:mi>
                </mml:mrow>
                <mml:mrow>
                  <mml:mn>1</mml:mn>
                </mml:mrow>
              </mml:msub>
            </mml:mrow>
          </mml:mrow>
          <mml:msub>
            <mml:mrow>
              <mml:mi>y</mml:mi>
            </mml:mrow>
            <mml:mrow>
              <mml:mn>2</mml:mn>
            </mml:mrow>
          </mml:msub>
          <mml:mi>w</mml:mi>
          <mml:mo>(</mml:mo>
          <mml:msub>
            <mml:mrow>
              <mml:mi>x</mml:mi>
            </mml:mrow>
            <mml:mrow>
              <mml:mn>1</mml:mn>
              <mml:mo>,</mml:mo>
            </mml:mrow>
          </mml:msub>
          <mml:msub>
            <mml:mrow>
              <mml:mi>y</mml:mi>
            </mml:mrow>
            <mml:mrow>
              <mml:mn>2</mml:mn>
            </mml:mrow>
          </mml:msub>
          <mml:mo>;</mml:mo>
          <mml:mi>τ</mml:mi>
          <mml:mo>)</mml:mo>
          <mml:msub>
            <mml:mrow>
              <mml:mi>d</mml:mi>
              <mml:mi>x</mml:mi>
            </mml:mrow>
            <mml:mrow>
              <mml:mn>1</mml:mn>
            </mml:mrow>
          </mml:msub>
          <mml:msub>
            <mml:mrow>
              <mml:mi>d</mml:mi>
              <mml:mi>y</mml:mi>
            </mml:mrow>
            <mml:mrow>
              <mml:mn>2</mml:mn>
            </mml:mrow>
          </mml:msub>
        </mml:mrow>
      </mml:mtd>
    </mml:mtr>
  </mml:mtable>
</mml:math>
</file>